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3aa" officeooo:paragraph-rsid="001ae3aa"/>
    </style:style>
    <style:style style:name="P2" style:family="paragraph" style:parent-style-name="Standard">
      <style:text-properties officeooo:rsid="001b939a" officeooo:paragraph-rsid="001b939a"/>
    </style:style>
    <style:style style:name="P3" style:family="paragraph" style:parent-style-name="Standard">
      <style:text-properties officeooo:rsid="001d03f7" officeooo:paragraph-rsid="001d03f7"/>
    </style:style>
    <style:style style:name="P4" style:family="paragraph" style:parent-style-name="Standard">
      <style:text-properties officeooo:rsid="001ed850" officeooo:paragraph-rsid="001ed850"/>
    </style:style>
    <style:style style:name="P5" style:family="paragraph" style:parent-style-name="Standard">
      <style:text-properties officeooo:rsid="001ae3aa" officeooo:paragraph-rsid="001ae3aa"/>
    </style:style>
    <style:style style:name="P6" style:family="paragraph" style:parent-style-name="Standard">
      <style:text-properties officeooo:paragraph-rsid="002048a0"/>
    </style:style>
    <style:style style:name="T1" style:family="text">
      <style:text-properties officeooo:rsid="0021c23d"/>
    </style:style>
    <style:style style:name="T2" style:family="text">
      <style:text-properties officeooo:rsid="002048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created this website to be a platform to showcase myself to employers and to begin learning different popular JavaScript frameworks. I decided to use React, Express, MySQL as my front end, back end, and database due to their popularity and good documentation.</text:p>
      <text:p text:style-name="P1"/>
      <text:p text:style-name="P1">Documenting my journey through clupny project site</text:p>
      <text:p text:style-name="P1">first desigend for 1920 x 1080 on adobe xd</text:p>
      <text:p text:style-name="P1">then set up github repo</text:p>
      <text:p text:style-name="P1">installed react server, express server, mysql server</text:p>
      <text:p text:style-name="P1">configured servers</text:p>
      <text:p text:style-name="P1">Learning to set up api on express</text:p>
      <text:p text:style-name="P1">FIRST MAJOR PROBLEM SOLVING MOMENT:</text:p>
      <text:p text:style-name="P1">load api calls into state for rendering</text:p>
      <text:p text:style-name="P1"/>
      <text:p text:style-name="P2">time save made a python script to make all the necessary files for components</text:p>
      <text:p text:style-name="P1"><text:s/></text:p>
      <text:p text:style-name="P4">implementing a password check</text:p>
      <text:p text:style-name="P4">disable dev tools</text:p>
      <text:p text:style-name="P3">note I hate my css</text:p>
      <text:p text:style-name="P3"/>
      <text:p text:style-name="P6"><text:span text:style-name="T2">make a controller to change json and </text:span><text:span text:style-name="T1">interface</text:span><text:span text:style-name="T2"> the information </text:span><text:span text:style-name="T1">with</text:span><text:span text:style-name="T2"> the crud app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09:13:27.654000000</meta:creation-date>
    <dc:date>2020-11-07T18:10:48.793000000</dc:date>
    <meta:editing-duration>PT4H1M7S</meta:editing-duration>
    <meta:editing-cycles>5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5" meta:word-count="132" meta:character-count="775" meta:non-whitespace-character-count="656"/>
  </office:meta>
</office:document-meta>
</file>